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David Wilson</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David Wilson,</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David Wilson</text:p>
      <text:p text:style-name="NormalStyle"><text:span text:style-name="BoldStyle">Email: </text:span>davidwilson@theagentcompany.com</text:p>
      <text:p text:style-name="NormalStyle"><text:span text:style-name="BoldStyle">Job Title: </text:span>Web Developer</text:p>
      <text:p text:style-name="NormalStyle"><text:span text:style-name="BoldStyle">Current Salary: </text:span>$80,000</text:p>
      <text:p text:style-name="NormalStyle"><text:span text:style-name="BoldStyle">New Salary: </text:span>$87,200</text:p>
      <text:p text:style-name="NormalStyle"><text:span text:style-name="BoldStyle">Percentage Increase: </text:span>9%</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